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urtleMotion" style:family="table">
      <style:table-properties style:width="6.9354in" fo:margin-left="0in" table:align="left"/>
    </style:style>
    <style:style style:name="TurtleMotion.A" style:family="table-column">
      <style:table-column-properties style:column-width="0.6854in"/>
    </style:style>
    <style:style style:name="TurtleMotion.B" style:family="table-column">
      <style:table-column-properties style:column-width="2.7521in"/>
    </style:style>
    <style:style style:name="TurtleMotion.C" style:family="table-column">
      <style:table-column-properties style:column-width="0.0639in"/>
    </style:style>
    <style:style style:name="TurtleMotion.D" style:family="table-column">
      <style:table-column-properties style:column-width="0.8736in"/>
    </style:style>
    <style:style style:name="TurtleMotion.E" style:family="table-column">
      <style:table-column-properties style:column-width="2.5604in"/>
    </style:style>
    <style:style style:name="TurtleMotion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urtleMotion.C1" style:family="table-cell">
      <style:table-cell-properties fo:background-color="#dddddd" fo:padding="0.0201in" fo:border-left="none" fo:border-right="none" fo:border-top="0.05pt solid #000000" fo:border-bottom="none" style:writing-mode="page">
        <style:background-image/>
      </style:table-cell-properties>
    </style:style>
    <style:style style:name="TurtleMotion.D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urtleMotion.A2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" style:family="table-cell">
      <style:table-cell-properties fo:padding="0.0201in" fo:border="none" style:writing-mode="page"/>
    </style:style>
    <style:style style:name="TurtleMotion.C2" style:family="table-cell">
      <style:table-cell-properties fo:background-color="#dddddd" fo:padding="0.0201in" fo:border="none" style:writing-mode="page">
        <style:background-image/>
      </style:table-cell-properties>
    </style:style>
    <style:style style:name="TurtleMotion.D2" style:family="table-cell">
      <style:table-cell-properties fo:padding="0.0201in" fo:border="none" style:writing-mode="page"/>
    </style:style>
    <style:style style:name="TurtleMotion.E2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3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3" style:family="table-cell">
      <style:table-cell-properties fo:padding="0.0201in" fo:border="none" style:writing-mode="page"/>
    </style:style>
    <style:style style:name="TurtleMotion.D3" style:family="table-cell">
      <style:table-cell-properties fo:padding="0.0201in" fo:border="none" style:writing-mode="page"/>
    </style:style>
    <style:style style:name="TurtleMotion.E3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4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4" style:family="table-cell">
      <style:table-cell-properties fo:padding="0.0201in" fo:border="none" style:writing-mode="page"/>
    </style:style>
    <style:style style:name="TurtleMotion.D4" style:family="table-cell">
      <style:table-cell-properties fo:padding="0.0201in" fo:border="none" style:writing-mode="page"/>
    </style:style>
    <style:style style:name="TurtleMotion.E4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5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5" style:family="table-cell">
      <style:table-cell-properties fo:padding="0.0201in" fo:border="none" style:writing-mode="page"/>
    </style:style>
    <style:style style:name="TurtleMotion.D5" style:family="table-cell">
      <style:table-cell-properties fo:padding="0.0201in" fo:border="none" style:writing-mode="page"/>
    </style:style>
    <style:style style:name="TurtleMotion.E5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6" style:family="table-row">
      <style:table-row-properties style:min-row-height="0.2361in"/>
    </style:style>
    <style:style style:name="TurtleMotion.A6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6" style:family="table-cell">
      <style:table-cell-properties fo:padding="0.0201in" fo:border="none" style:writing-mode="page"/>
    </style:style>
    <style:style style:name="TurtleMotion.D6" style:family="table-cell">
      <style:table-cell-properties fo:padding="0.0201in" fo:border="none" style:writing-mode="page"/>
    </style:style>
    <style:style style:name="TurtleMotion.E6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7" style:family="table-cell">
      <style:table-cell-properties fo:background-color="#dddddd" fo:padding="0.0201in" fo:border-left="0.05pt solid #000000" fo:border-right="none" fo:border-top="none" fo:border-bottom="none" style:writing-mode="page">
        <style:background-image/>
      </style:table-cell-properties>
    </style:style>
    <style:style style:name="TurtleMotion.D7" style:family="table-cell">
      <style:table-cell-properties fo:padding="0.0201in" fo:border="none" style:writing-mode="page"/>
    </style:style>
    <style:style style:name="TurtleMotion.E7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8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D8" style:family="table-cell">
      <style:table-cell-properties fo:padding="0.0201in" fo:border="none" style:writing-mode="page"/>
    </style:style>
    <style:style style:name="TurtleMotion.E8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9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9" style:family="table-cell">
      <style:table-cell-properties fo:padding="0.0201in" fo:border="none" style:writing-mode="page"/>
    </style:style>
    <style:style style:name="TurtleMotion.D9" style:family="table-cell">
      <style:table-cell-properties fo:padding="0.0201in" fo:border="none" style:writing-mode="page"/>
    </style:style>
    <style:style style:name="TurtleMotion.E9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0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0" style:family="table-cell">
      <style:table-cell-properties fo:padding="0.0201in" fo:border="none" style:writing-mode="page"/>
    </style:style>
    <style:style style:name="TurtleMotion.E10" style:family="table-cell">
      <style:table-cell-properties fo:background-color="#dddddd" fo:padding="0.0201in" fo:border-left="none" fo:border-right="0.05pt solid #000000" fo:border-top="none" fo:border-bottom="none" style:writing-mode="page">
        <style:background-image/>
      </style:table-cell-properties>
    </style:style>
    <style:style style:name="TurtleMotion.A11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1" style:family="table-cell">
      <style:table-cell-properties fo:padding="0.0201in" fo:border="none" style:writing-mode="page"/>
    </style:style>
    <style:style style:name="TurtleMotion.D11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2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2" style:family="table-cell">
      <style:table-cell-properties fo:padding="0.0201in" fo:border="none" style:writing-mode="page"/>
    </style:style>
    <style:style style:name="TurtleMotion.D12" style:family="table-cell">
      <style:table-cell-properties fo:padding="0.0201in" fo:border="none" style:writing-mode="page"/>
    </style:style>
    <style:style style:name="TurtleMotion.E12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3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3" style:family="table-cell">
      <style:table-cell-properties fo:padding="0.0201in" fo:border="none" style:writing-mode="page"/>
    </style:style>
    <style:style style:name="TurtleMotion.D13" style:family="table-cell">
      <style:table-cell-properties fo:padding="0.0201in" fo:border="none" style:writing-mode="page"/>
    </style:style>
    <style:style style:name="TurtleMotion.E13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4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4" style:family="table-cell">
      <style:table-cell-properties fo:padding="0.0201in" fo:border="none" style:writing-mode="page"/>
    </style:style>
    <style:style style:name="TurtleMotion.D14" style:family="table-cell">
      <style:table-cell-properties fo:padding="0.0201in" fo:border="none" style:writing-mode="page"/>
    </style:style>
    <style:style style:name="TurtleMotion.E14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5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5" style:family="table-cell">
      <style:table-cell-properties fo:padding="0.0201in" fo:border="none" style:writing-mode="page"/>
    </style:style>
    <style:style style:name="TurtleMotion.D15" style:family="table-cell">
      <style:table-cell-properties fo:padding="0.0201in" fo:border="none" style:writing-mode="page"/>
    </style:style>
    <style:style style:name="TurtleMotion.E15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6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6" style:family="table-cell">
      <style:table-cell-properties fo:padding="0.0201in" fo:border="none" style:writing-mode="page"/>
    </style:style>
    <style:style style:name="TurtleMotion.D16" style:family="table-cell">
      <style:table-cell-properties fo:padding="0.0201in" fo:border="none" style:writing-mode="page"/>
    </style:style>
    <style:style style:name="TurtleMotion.E16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7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17" style:family="table-cell">
      <style:table-cell-properties fo:padding="0.0201in" fo:border="none" style:writing-mode="page"/>
    </style:style>
    <style:style style:name="TurtleMotion.D17" style:family="table-cell">
      <style:table-cell-properties fo:padding="0.0201in" fo:border="none" style:writing-mode="page"/>
    </style:style>
    <style:style style:name="TurtleMotion.E17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D18" style:family="table-cell">
      <style:table-cell-properties fo:padding="0.0201in" fo:border="none" style:writing-mode="page"/>
    </style:style>
    <style:style style:name="TurtleMotion.E18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19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D19" style:family="table-cell">
      <style:table-cell-properties fo:padding="0.0201in" fo:border="none" style:writing-mode="page"/>
    </style:style>
    <style:style style:name="TurtleMotion.E19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0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0" style:family="table-cell">
      <style:table-cell-properties fo:padding="0.0201in" fo:border="none" style:writing-mode="page"/>
    </style:style>
    <style:style style:name="TurtleMotion.D20" style:family="table-cell">
      <style:table-cell-properties fo:padding="0.0201in" fo:border="none" style:writing-mode="page"/>
    </style:style>
    <style:style style:name="TurtleMotion.E20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1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1" style:family="table-cell">
      <style:table-cell-properties fo:padding="0.0201in" fo:border="none" style:writing-mode="page"/>
    </style:style>
    <style:style style:name="TurtleMotion.D21" style:family="table-cell">
      <style:table-cell-properties fo:padding="0.0201in" fo:border="none" style:writing-mode="page"/>
    </style:style>
    <style:style style:name="TurtleMotion.E21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2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2" style:family="table-cell">
      <style:table-cell-properties fo:padding="0.0201in" fo:border="none" style:writing-mode="page"/>
    </style:style>
    <style:style style:name="TurtleMotion.D22" style:family="table-cell">
      <style:table-cell-properties fo:padding="0.0201in" fo:border="none" style:writing-mode="page"/>
    </style:style>
    <style:style style:name="TurtleMotion.E22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D23" style:family="table-cell">
      <style:table-cell-properties fo:padding="0.0201in" fo:border="none" style:writing-mode="page"/>
    </style:style>
    <style:style style:name="TurtleMotion.E23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4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D24" style:family="table-cell">
      <style:table-cell-properties fo:padding="0.0201in" fo:border="none" style:writing-mode="page"/>
    </style:style>
    <style:style style:name="TurtleMotion.E24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5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5" style:family="table-cell">
      <style:table-cell-properties fo:padding="0.0201in" fo:border="none" style:writing-mode="page"/>
    </style:style>
    <style:style style:name="TurtleMotion.D25" style:family="table-cell">
      <style:table-cell-properties fo:padding="0.0201in" fo:border="none" style:writing-mode="page"/>
    </style:style>
    <style:style style:name="TurtleMotion.E25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6" style:family="table-cell">
      <style:table-cell-properties fo:padding="0.0201in" fo:border-left="0.05pt solid #000000" fo:border-right="none" fo:border-top="none" fo:border-bottom="none" style:writing-mode="page"/>
    </style:style>
    <style:style style:name="TurtleMotion.B26" style:family="table-cell">
      <style:table-cell-properties fo:padding="0.0201in" fo:border="none" style:writing-mode="page"/>
    </style:style>
    <style:style style:name="TurtleMotion.D26" style:family="table-cell">
      <style:table-cell-properties fo:padding="0.0201in" fo:border="none" style:writing-mode="page"/>
    </style:style>
    <style:style style:name="TurtleMotion.E26" style:family="table-cell">
      <style:table-cell-properties fo:padding="0.0201in" fo:border-left="none" fo:border-right="0.05pt solid #000000" fo:border-top="none" fo:border-bottom="none" style:writing-mode="page"/>
    </style:style>
    <style:style style:name="TurtleMotion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urtleMotion.B27" style:family="table-cell">
      <style:table-cell-properties fo:padding="0.0201in" fo:border-left="none" fo:border-right="none" fo:border-top="none" fo:border-bottom="0.05pt solid #000000" style:writing-mode="page"/>
    </style:style>
    <style:style style:name="TurtleMotion.C27" style:family="table-cell">
      <style:table-cell-properties fo:background-color="#dddddd" fo:padding="0.0201in" fo:border-left="none" fo:border-right="none" fo:border-top="none" fo:border-bottom="0.05pt solid #000000" style:writing-mode="page">
        <style:background-image/>
      </style:table-cell-properties>
    </style:style>
    <style:style style:name="TurtleMotion.D27" style:family="table-cell">
      <style:table-cell-properties fo:padding="0.0201in" fo:border-left="none" fo:border-right="none" fo:border-top="none" fo:border-bottom="0.05pt solid #000000" style:writing-mode="page"/>
    </style:style>
    <style:style style:name="TurtleMotion.E27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Heading_20_1">
      <style:text-properties officeooo:paragraph-rsid="000ea824"/>
    </style:style>
    <style:style style:name="P2" style:family="paragraph" style:parent-style-name="Table_20_Contents">
      <style:text-properties officeooo:paragraph-rsid="0003d4a2"/>
    </style:style>
    <style:style style:name="P3" style:family="paragraph" style:parent-style-name="Table_20_Contents">
      <style:text-properties officeooo:rsid="0005199c" officeooo:paragraph-rsid="0005199c"/>
    </style:style>
    <style:style style:name="P4" style:family="paragraph" style:parent-style-name="Table_20_Contents">
      <style:text-properties fo:font-size="12pt" officeooo:rsid="0011721f" officeooo:paragraph-rsid="0011721f" style:font-size-asian="12pt" style:font-size-complex="12pt"/>
    </style:style>
    <style:style style:name="P5" style:family="paragraph" style:parent-style-name="Table_20_Contents">
      <style:text-properties fo:font-size="10.5pt" officeooo:rsid="0005199c" officeooo:paragraph-rsid="0005199c" style:font-size-asian="10.5pt" style:font-size-complex="10.5pt"/>
    </style:style>
    <style:style style:name="P6" style:family="paragraph" style:parent-style-name="Table_20_Contents">
      <style:text-properties fo:font-size="10.5pt" officeooo:rsid="0005199c" officeooo:paragraph-rsid="0005199c" fo:background-color="transparent" style:font-size-asian="10.5pt" style:font-size-complex="10.5pt"/>
    </style:style>
    <style:style style:name="P7" style:family="paragraph" style:parent-style-name="Table_20_Contents">
      <style:text-properties officeooo:rsid="0006e0bb" officeooo:paragraph-rsid="0006e0bb"/>
    </style:style>
    <style:style style:name="P8" style:family="paragraph" style:parent-style-name="Table_20_Contents">
      <style:text-properties officeooo:rsid="0008aaf8" officeooo:paragraph-rsid="0008aaf8"/>
    </style:style>
    <style:style style:name="P9" style:family="paragraph" style:parent-style-name="Table_20_Contents">
      <style:text-properties officeooo:rsid="0008aaf8" officeooo:paragraph-rsid="000a766a"/>
    </style:style>
    <style:style style:name="P10" style:family="paragraph" style:parent-style-name="Table_20_Contents">
      <style:text-properties officeooo:paragraph-rsid="000a766a"/>
    </style:style>
    <style:style style:name="P11" style:family="paragraph" style:parent-style-name="Table_20_Contents">
      <style:text-properties officeooo:rsid="000a766a" officeooo:paragraph-rsid="000a766a"/>
    </style:style>
    <style:style style:name="P12" style:family="paragraph" style:parent-style-name="Table_20_Contents">
      <style:text-properties fo:font-weight="bold" officeooo:rsid="0011721f" officeooo:paragraph-rsid="0011721f" style:font-weight-asian="bold" style:font-weight-complex="bold"/>
    </style:style>
    <style:style style:name="P13" style:family="paragraph" style:parent-style-name="Table_20_Contents">
      <style:text-properties officeooo:rsid="0011721f" officeooo:paragraph-rsid="0011721f"/>
    </style:style>
    <style:style style:name="P14" style:family="paragraph" style:parent-style-name="Table_20_Contents">
      <style:text-properties officeooo:rsid="0012b228" officeooo:paragraph-rsid="0012b228"/>
    </style:style>
    <style:style style:name="P15" style:family="paragraph" style:parent-style-name="Table_20_Contents">
      <style:text-properties officeooo:rsid="0013c0fa" officeooo:paragraph-rsid="0013c0fa"/>
    </style:style>
    <style:style style:name="P16" style:family="paragraph" style:parent-style-name="Table_20_Contents">
      <style:text-properties officeooo:rsid="00154af8" officeooo:paragraph-rsid="00154af8"/>
    </style:style>
    <style:style style:name="P17" style:family="paragraph" style:parent-style-name="Table_20_Contents">
      <style:text-properties officeooo:rsid="0015a511" officeooo:paragraph-rsid="0015a511"/>
    </style:style>
    <style:style style:name="P18" style:family="paragraph" style:parent-style-name="Table_20_Contents">
      <style:text-properties officeooo:rsid="0005199c" officeooo:paragraph-rsid="0005199c" fo:background-color="transparent"/>
    </style:style>
    <style:style style:name="P19" style:family="paragraph" style:parent-style-name="Table_20_Contents">
      <style:text-properties officeooo:rsid="0006e0bb" officeooo:paragraph-rsid="0006e0bb" fo:background-color="transparent"/>
    </style:style>
    <style:style style:name="T1" style:family="text">
      <style:text-properties fo:font-size="15pt" officeooo:rsid="000a766a" style:font-size-asian="13.1000003814697pt" style:font-size-complex="15pt"/>
    </style:style>
    <style:style style:name="T2" style:family="text">
      <style:text-properties officeooo:rsid="0008aaf8"/>
    </style:style>
    <style:style style:name="T3" style:family="text">
      <style:text-properties officeooo:rsid="000a76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5a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urtleMotion" table:style-name="TurtleMotion">
        <table:table-column table:style-name="TurtleMotion.A"/>
        <table:table-column table:style-name="TurtleMotion.B"/>
        <table:table-column table:style-name="TurtleMotion.C"/>
        <table:table-column table:style-name="TurtleMotion.D"/>
        <table:table-column table:style-name="TurtleMotion.E"/>
        <table:table-row table:style-name="TableLine2453573130736">
          <table:table-cell table:style-name="TurtleMotion.A1" table:number-columns-spanned="2" office:value-type="string">
            <text:p text:style-name="P4"><text:span text:style-name="T4">Turtle Motion</text:span></text:p>
          </table:table-cell>
          <table:covered-table-cell/>
          <table:table-cell table:style-name="TurtleMotion.C1" office:value-type="string">
            <text:p text:style-name="P6"/>
          </table:table-cell>
          <table:table-cell table:style-name="TurtleMotion.D1" table:number-columns-spanned="2" office:value-type="string">
            <text:p text:style-name="P13"><text:span text:style-name="T6">Turtle Orientation</text:span></text:p>
          </table:table-cell>
          <table:covered-table-cell/>
        </table:table-row>
        <table:table-row table:style-name="TableLine2453573130736">
          <table:table-cell table:style-name="TurtleMotion.A2" office:value-type="string">
            <text:p text:style-name="P5">F(d)</text:p>
          </table:table-cell>
          <table:table-cell table:style-name="TurtleMotion.B2" office:value-type="string">
            <text:p text:style-name="P5">Move d units w/pen down, record track <text:s/>point</text:p>
          </table:table-cell>
          <table:table-cell table:style-name="TurtleMotion.C2" office:value-type="string">
            <text:p text:style-name="P6"/>
          </table:table-cell>
          <table:table-cell table:style-name="TurtleMotion.D2" office:value-type="string">
            <text:p text:style-name="P8">+(a)</text:p>
          </table:table-cell>
          <table:table-cell table:style-name="TurtleMotion.E2" office:value-type="string">
            <text:p text:style-name="P8">Yaw left ‘a’ degrees, H → L</text:p>
          </table:table-cell>
        </table:table-row>
        <table:table-row table:style-name="TableLine2453573130736">
          <table:table-cell table:style-name="TurtleMotion.A5" office:value-type="string">
            <text:p text:style-name="P3">f(d)</text:p>
          </table:table-cell>
          <table:table-cell table:style-name="TurtleMotion.B3" office:value-type="string">
            <text:p text:style-name="P3">Move d units w/pen up, record track point</text:p>
          </table:table-cell>
          <table:table-cell table:style-name="TurtleMotion.C2" office:value-type="string">
            <text:p text:style-name="P18"/>
          </table:table-cell>
          <table:table-cell table:style-name="TurtleMotion.D3" office:value-type="string">
            <text:p text:style-name="P2">-<text:span text:style-name="T2">(a)</text:span></text:p>
          </table:table-cell>
          <table:table-cell table:style-name="TurtleMotion.E3" office:value-type="string">
            <text:p text:style-name="P8">Yaw right ‘a’ degrees, H→ -L</text:p>
          </table:table-cell>
        </table:table-row>
        <table:table-row table:style-name="TableLine2453573130736">
          <table:table-cell table:style-name="TurtleMotion.A4" office:value-type="string">
            <text:p text:style-name="P7">G(d)</text:p>
          </table:table-cell>
          <table:table-cell table:style-name="TurtleMotion.B4" office:value-type="string">
            <text:p text:style-name="P7">==F(d), does not record track point</text:p>
          </table:table-cell>
          <table:table-cell table:style-name="TurtleMotion.C2" office:value-type="string">
            <text:p text:style-name="P19"/>
          </table:table-cell>
          <table:table-cell table:style-name="TurtleMotion.D4" office:value-type="string">
            <text:p text:style-name="P8">&amp;(a)</text:p>
          </table:table-cell>
          <table:table-cell table:style-name="TurtleMotion.E4" office:value-type="string">
            <text:p text:style-name="P8">Pitch down ‘a’ degrees, H → -U</text:p>
          </table:table-cell>
        </table:table-row>
        <table:table-row table:style-name="TableLine2453573130736">
          <table:table-cell table:style-name="TurtleMotion.A5" office:value-type="string">
            <text:p text:style-name="P7">g(d)</text:p>
          </table:table-cell>
          <table:table-cell table:style-name="TurtleMotion.B5" office:value-type="string">
            <text:p text:style-name="P7">==f(d), does not record track point</text:p>
          </table:table-cell>
          <table:table-cell table:style-name="TurtleMotion.C2" office:value-type="string">
            <text:p text:style-name="P19"/>
          </table:table-cell>
          <table:table-cell table:style-name="TurtleMotion.D5" office:value-type="string">
            <text:p text:style-name="P8">^(a)</text:p>
          </table:table-cell>
          <table:table-cell table:style-name="TurtleMotion.E5" office:value-type="string">
            <text:p text:style-name="P8">Pitch up ‘a’ degrees, H → U</text:p>
          </table:table-cell>
        </table:table-row>
        <table:table-row table:style-name="TurtleMotion.6">
          <table:table-cell table:style-name="TurtleMotion.A26" office:value-type="string">
            <text:p text:style-name="P7">@M(x,y,z)</text:p>
          </table:table-cell>
          <table:table-cell table:style-name="TurtleMotion.B26" office:value-type="string">
            <text:p text:style-name="P7">Goto (x,y,z), may draw, or not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8">\(a)</text:p>
          </table:table-cell>
          <table:table-cell table:style-name="TurtleMotion.E26" office:value-type="string">
            <text:p text:style-name="P8">Roll left ‘a’ degrees, U → L</text:p>
          </table:table-cell>
        </table:table-row>
        <table:table-row table:style-name="TurtleMotion.6">
          <table:table-cell table:style-name="TurtleMotion.A7" office:value-type="string">
            <text:p text:style-name="P7"/>
          </table:table-cell>
          <table:table-cell table:style-name="TurtleMotion.C2" office:value-type="string">
            <text:p text:style-name="P7"/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2">/<text:span text:style-name="T2">(a)</text:span></text:p>
          </table:table-cell>
          <table:table-cell table:style-name="TurtleMotion.E26" office:value-type="string">
            <text:p text:style-name="P8">Roll right ‘a’ degrees, U → -L </text:p>
          </table:table-cell>
        </table:table-row>
        <table:table-row table:style-name="TurtleMotion.6">
          <table:table-cell table:style-name="TurtleMotion.A8" table:number-columns-spanned="2" office:value-type="string">
            <text:p text:style-name="P13"><text:span text:style-name="T6">Turtle Settings</text:span></text:p>
          </table:table-cell>
          <table:covered-table-cell/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8">@v</text:p>
          </table:table-cell>
          <table:table-cell table:style-name="TurtleMotion.E26" office:value-type="string">
            <text:p text:style-name="P8">Roll so U is parallel to up, i.e. y-axis</text:p>
          </table:table-cell>
        </table:table-row>
        <table:table-row table:style-name="TurtleMotion.6">
          <table:table-cell table:style-name="TurtleMotion.A26" office:value-type="string">
            <text:p text:style-name="P9">;<text:span text:style-name="T3">(i)</text:span></text:p>
          </table:table-cell>
          <table:table-cell table:style-name="TurtleMotion.B26" office:value-type="string">
            <text:p text:style-name="P11">Increase or set color/material index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8">@R(hx,hy,hz <text:s text:c="5"/>[,ux,uy,yz])</text:p>
          </table:table-cell>
          <table:table-cell table:style-name="TurtleMotion.E26" office:value-type="string">
            <text:p text:style-name="P8">Set heading ,H, parallel to (hx,hy,hz); set up, U, parallel to (ux,uy,uz), if supplied</text:p>
          </table:table-cell>
        </table:table-row>
        <table:table-row table:style-name="TurtleMotion.6">
          <table:table-cell table:style-name="TurtleMotion.A26" office:value-type="string">
            <text:p text:style-name="P10">,<text:span text:style-name="T3">(i)</text:span></text:p>
          </table:table-cell>
          <table:table-cell table:style-name="TurtleMotion.B26" office:value-type="string">
            <text:p text:style-name="P11">Decrease or set color/material index</text:p>
          </table:table-cell>
          <table:table-cell table:style-name="TurtleMotion.C2" office:value-type="string">
            <text:p text:style-name="P19"/>
          </table:table-cell>
          <table:table-cell table:style-name="TurtleMotion.C2" office:value-type="string">
            <text:p text:style-name="P8"/>
          </table:table-cell>
          <table:table-cell table:style-name="TurtleMotion.E10" office:value-type="string">
            <text:p text:style-name="P12"/>
          </table:table-cell>
        </table:table-row>
        <table:table-row table:style-name="TurtleMotion.6">
          <table:table-cell table:style-name="TurtleMotion.A26" office:value-type="string">
            <text:p text:style-name="P11">@;(i) <text:s/><text:span text:style-name="T4">u</text:span></text:p>
          </table:table-cell>
          <table:table-cell table:style-name="TurtleMotion.B26" office:value-type="string">
            <text:p text:style-name="P11">Increase or set back face material index</text:p>
          </table:table-cell>
          <table:table-cell table:style-name="TurtleMotion.C2" office:value-type="string">
            <text:p text:style-name="P19"/>
          </table:table-cell>
          <table:table-cell table:style-name="TurtleMotion.D11" table:number-columns-spanned="2" office:value-type="string">
            <text:p text:style-name="P13"><text:span text:style-name="T6">Turtle Geometry</text:span></text:p>
          </table:table-cell>
          <table:covered-table-cell/>
        </table:table-row>
        <table:table-row table:style-name="TurtleMotion.6">
          <table:table-cell table:style-name="TurtleMotion.A26" office:value-type="string">
            <text:p text:style-name="P11">@,(n) <text:span text:style-name="T4">u</text:span></text:p>
          </table:table-cell>
          <table:table-cell table:style-name="TurtleMotion.B26" office:value-type="string">
            <text:p text:style-name="P11">Decrease or set back face material index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3">@o(d)</text:p>
          </table:table-cell>
          <table:table-cell table:style-name="TurtleMotion.E26" office:value-type="string">
            <text:p text:style-name="P14">Insert circle of diameter ‘d’</text:p>
          </table:table-cell>
        </table:table-row>
        <table:table-row table:style-name="TurtleMotion.6">
          <table:table-cell table:style-name="TurtleMotion.A26" office:value-type="string">
            <text:p text:style-name="P11">#(n)</text:p>
          </table:table-cell>
          <table:table-cell table:style-name="TurtleMotion.B26" office:value-type="string">
            <text:p text:style-name="P11">Increase or set stem size / line widt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@C(d) <text:span text:style-name="T4">u</text:span></text:p>
          </table:table-cell>
          <table:table-cell table:style-name="TurtleMotion.E26" office:value-type="string">
            <text:p text:style-name="P14">Insert circle of diameter ‘d’, in HL plane</text:p>
          </table:table-cell>
        </table:table-row>
        <table:table-row table:style-name="TurtleMotion.6">
          <table:table-cell table:style-name="TurtleMotion.A26" office:value-type="string">
            <text:p text:style-name="P10">!<text:span text:style-name="T3">(n)</text:span></text:p>
          </table:table-cell>
          <table:table-cell table:style-name="TurtleMotion.B26" office:value-type="string">
            <text:p text:style-name="P11">Decrease or set stem size / line widt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@O(d)</text:p>
          </table:table-cell>
          <table:table-cell table:style-name="TurtleMotion.E26" office:value-type="string">
            <text:p text:style-name="P14">Insert sphere of diameter ‘d’</text:p>
          </table:table-cell>
        </table:table-row>
        <table:table-row table:style-name="TurtleMotion.6">
          <table:table-cell table:style-name="TurtleMotion.A26" office:value-type="string">
            <text:p text:style-name="P11">@Tx(n) <text:span text:style-name="T4">u</text:span></text:p>
          </table:table-cell>
          <table:table-cell table:style-name="TurtleMotion.B26" office:value-type="string">
            <text:p text:style-name="P11">Set texture index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~S <text:span text:style-name="T4">u</text:span></text:p>
          </table:table-cell>
          <table:table-cell table:style-name="TurtleMotion.E26" office:value-type="string">
            <text:p text:style-name="P14">Insert predefined surface, S</text:p>
          </table:table-cell>
        </table:table-row>
        <table:table-row table:style-name="TurtleMotion.6">
          <table:table-cell table:style-name="TurtleMotion.A26" office:value-type="string">
            <text:p text:style-name="P11">@D(s) <text:span text:style-name="T4">u</text:span></text:p>
          </table:table-cell>
          <table:table-cell table:style-name="TurtleMotion.B26" office:value-type="string">
            <text:p text:style-name="P11">Set scale factor for subsequent geometry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@Ds(id)</text:p>
          </table:table-cell>
          <table:table-cell table:style-name="TurtleMotion.E26" office:value-type="string">
            <text:p text:style-name="P14">Start contour with id, ‘id’</text:p>
          </table:table-cell>
        </table:table-row>
        <table:table-row table:style-name="TurtleMotion.6">
          <table:table-cell table:style-name="TurtleMotion.A26" office:value-type="string">
            <text:p text:style-name="P11">@Di(f) <text:span text:style-name="T4">u</text:span></text:p>
          </table:table-cell>
          <table:table-cell table:style-name="TurtleMotion.B26" office:value-type="string">
            <text:p text:style-name="P11">Multiply scale factor by f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@De(id)</text:p>
          </table:table-cell>
          <table:table-cell table:style-name="TurtleMotion.E26" office:value-type="string">
            <text:p text:style-name="P14">End contour ‘id’</text:p>
          </table:table-cell>
        </table:table-row>
        <table:table-row table:style-name="TurtleMotion.6">
          <table:table-cell table:style-name="TurtleMotion.A7" office:value-type="string">
            <text:p text:style-name="P11"/>
          </table:table-cell>
          <table:table-cell table:style-name="TurtleMotion.C2" office:value-type="string">
            <text:p text:style-name="P11"/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@#(id)</text:p>
          </table:table-cell>
          <table:table-cell table:style-name="TurtleMotion.E26" office:value-type="string">
            <text:p text:style-name="P14">Set contour ‘id’ as current track shape</text:p>
          </table:table-cell>
        </table:table-row>
        <table:table-row table:style-name="TurtleMotion.6">
          <table:table-cell table:style-name="TurtleMotion.A19" table:number-columns-spanned="2" office:value-type="string">
            <text:p text:style-name="P16"><text:span text:style-name="T6">L-system Settings</text:span></text:p>
          </table:table-cell>
          <table:covered-table-cell/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</text:p>
          </table:table-cell>
          <table:table-cell table:style-name="TurtleMotion.E26" office:value-type="string">
            <text:p text:style-name="P14">Start polygon</text:p>
          </table:table-cell>
        </table:table-row>
        <table:table-row table:style-name="TurtleMotion.6">
          <table:table-cell table:style-name="TurtleMotion.A26" office:value-type="string">
            <text:p text:style-name="Table_20_Contents"><text:span text:style-name="T7">n=</text:span></text:p>
          </table:table-cell>
          <table:table-cell table:style-name="TurtleMotion.B26" office:value-type="string">
            <text:p text:style-name="P17">Same as derivation lengt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}</text:p>
          </table:table-cell>
          <table:table-cell table:style-name="TurtleMotion.E26" office:value-type="string">
            <text:p text:style-name="P14">End polygon</text:p>
          </table:table-cell>
        </table:table-row>
        <table:table-row table:style-name="TurtleMotion.6">
          <table:table-cell table:style-name="TurtleMotion.A26" office:value-type="string">
            <text:p text:style-name="P17">stemsize=</text:p>
          </table:table-cell>
          <table:table-cell table:style-name="TurtleMotion.B26" office:value-type="string">
            <text:p text:style-name="P17">Sets turtle stem size / line widt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(0)</text:p>
          </table:table-cell>
          <table:table-cell table:style-name="TurtleMotion.E26" office:value-type="string">
            <text:p text:style-name="P14">Start path with stepwise control points</text:p>
          </table:table-cell>
        </table:table-row>
        <table:table-row table:style-name="TurtleMotion.6">
          <table:table-cell table:style-name="TurtleMotion.A26" office:value-type="string">
            <text:p text:style-name="P17">delta=</text:p>
          </table:table-cell>
          <table:table-cell table:style-name="TurtleMotion.B26" office:value-type="string">
            <text:p text:style-name="P17">Sets default angle increment when not parameterized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(1)</text:p>
          </table:table-cell>
          <table:table-cell table:style-name="TurtleMotion.E26" office:value-type="string">
            <text:p text:style-name="P14">Start open path with Hermite spline control points</text:p>
          </table:table-cell>
        </table:table-row>
        <table:table-row table:style-name="TurtleMotion.6">
          <table:table-cell table:style-name="TurtleMotion.A7" table:number-columns-spanned="2" office:value-type="string">
            <text:p text:style-name="P17"/>
          </table:table-cell>
          <table:covered-table-cell/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(2)</text:p>
          </table:table-cell>
          <table:table-cell table:style-name="TurtleMotion.E26" office:value-type="string">
            <text:p text:style-name="P14">Start closed path with Hermite spline control points</text:p>
          </table:table-cell>
        </table:table-row>
        <table:table-row table:style-name="TurtleMotion.6">
          <table:table-cell table:style-name="TurtleMotion.A24" table:number-columns-spanned="2" office:value-type="string">
            <text:p text:style-name="P17"><text:span text:style-name="T4">L-system Modules</text:span></text:p>
          </table:table-cell>
          <table:covered-table-cell/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(3)</text:p>
          </table:table-cell>
          <table:table-cell table:style-name="TurtleMotion.E26" office:value-type="string">
            <text:p text:style-name="P14">Start open path with B-spline control points</text:p>
          </table:table-cell>
        </table:table-row>
        <table:table-row table:style-name="TurtleMotion.6">
          <table:table-cell table:style-name="TurtleMotion.A26" office:value-type="string">
            <text:p text:style-name="P17">[</text:p>
          </table:table-cell>
          <table:table-cell table:style-name="TurtleMotion.B26" office:value-type="string">
            <text:p text:style-name="P17">Start branc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{(4)</text:p>
          </table:table-cell>
          <table:table-cell table:style-name="TurtleMotion.E26" office:value-type="string">
            <text:p text:style-name="P14">Start closed path with B-spline control points</text:p>
          </table:table-cell>
        </table:table-row>
        <table:table-row table:style-name="TurtleMotion.6">
          <table:table-cell table:style-name="TurtleMotion.A26" office:value-type="string">
            <text:p text:style-name="P17">]</text:p>
          </table:table-cell>
          <table:table-cell table:style-name="TurtleMotion.B26" office:value-type="string">
            <text:p text:style-name="P17">End branch</text:p>
          </table:table-cell>
          <table:table-cell table:style-name="TurtleMotion.C2" office:value-type="string">
            <text:p text:style-name="P19"/>
          </table:table-cell>
          <table:table-cell table:style-name="TurtleMotion.D26" office:value-type="string">
            <text:p text:style-name="P14">}(i)</text:p>
          </table:table-cell>
          <table:table-cell table:style-name="TurtleMotion.E26" office:value-type="string">
            <text:p text:style-name="P15">End path with type ‘I’, and extrude</text:p>
          </table:table-cell>
        </table:table-row>
        <table:table-row table:style-name="TurtleMotion.6">
          <table:table-cell table:style-name="TurtleMotion.A27" office:value-type="string">
            <text:p text:style-name="P11">%</text:p>
          </table:table-cell>
          <table:table-cell table:style-name="TurtleMotion.B27" office:value-type="string">
            <text:p text:style-name="P17">Cut to end of branch / string</text:p>
          </table:table-cell>
          <table:table-cell table:style-name="TurtleMotion.C27" office:value-type="string">
            <text:p text:style-name="P19"/>
          </table:table-cell>
          <table:table-cell table:style-name="TurtleMotion.D27" office:value-type="string">
            <text:p text:style-name="P14">.</text:p>
          </table:table-cell>
          <table:table-cell table:style-name="TurtleMotion.E27" office:value-type="string">
            <text:p text:style-name="P15">Add current position to path, polygon, or contour</text:p>
          </table:table-cell>
        </table:table-row>
      </table:table>
      <text:h text:style-name="P1" text:outline-level="1" text:is-list-header="true"><text:soft-page-break/><text:span text:style-name="T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9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08:25:47.902000000</meta:creation-date>
    <dc:date>2022-05-20T14:11:42.493000000</dc:date>
    <meta:editing-duration>PT16M14S</meta:editing-duration>
    <meta:editing-cycles>3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94" meta:word-count="337" meta:character-count="1819" meta:non-whitespace-character-count="1568"/>
  </office:meta>
</office:document-meta>
</file>